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3a62" officeooo:paragraph-rsid="00193a6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a62" officeooo:paragraph-rsid="00193a6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cb49" officeooo:paragraph-rsid="0022cb4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93a62" officeooo:paragraph-rsid="00193a6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93617" officeooo:paragraph-rsid="00293617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93617" officeooo:paragraph-rsid="00293617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2pt" fo:font-style="italic" style:text-underline-style="none" fo:font-weight="bold" officeooo:rsid="00193a62" officeooo:paragraph-rsid="00293617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a62" officeooo:paragraph-rsid="00193a6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86" officeooo:paragraph-rsid="0019de8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ab2f1" officeooo:paragraph-rsid="001ab2f1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3a62" officeooo:paragraph-rsid="00193a6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1ab2f1" officeooo:paragraph-rsid="001ab2f1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2pt" fo:font-style="italic" style:text-underline-style="none" fo:font-weight="bold" officeooo:rsid="001ab2f1" officeooo:paragraph-rsid="001ab2f1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4pt" fo:font-style="normal" style:text-underline-style="solid" style:text-underline-width="auto" style:text-underline-color="font-color" fo:font-weight="normal" officeooo:rsid="001ab2f1" officeooo:paragraph-rsid="001ab2f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fo:font-style="normal" style:text-underline-style="none" fo:font-weight="normal" officeooo:rsid="001ab2f1" officeooo:paragraph-rsid="001ab2f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font-size="12pt" fo:font-style="normal" style:text-underline-style="none" fo:font-weight="normal" officeooo:rsid="001ab2f1" officeooo:paragraph-rsid="001ab2f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font-size="12pt" fo:font-style="normal" style:text-underline-style="none" fo:font-weight="normal" officeooo:rsid="001ab2f1" officeooo:paragraph-rsid="001ad0e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font-size="12pt" fo:font-style="normal" style:text-underline-style="none" fo:font-weight="normal" officeooo:rsid="001ab2f1" officeooo:paragraph-rsid="0021318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font-size="12pt" fo:font-style="normal" style:text-underline-style="none" fo:font-weight="normal" officeooo:rsid="001ab2f1" officeooo:paragraph-rsid="0022cb4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 style:writing-mode="lr-tb"/>
      <style:text-properties officeooo:paragraph-rsid="00247050"/>
    </style:style>
    <style:style style:name="P21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style="normal" style:text-underline-style="none" fo:font-weight="normal" officeooo:rsid="001ab2f1" officeooo:paragraph-rsid="001b81d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font-size="12pt" fo:font-style="normal" style:text-underline-style="none" fo:font-weight="normal" officeooo:rsid="001ab2f1" officeooo:paragraph-rsid="001b81d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font-size="12pt" fo:font-style="normal" style:text-underline-style="none" fo:font-weight="normal" officeooo:rsid="001ab2f1" officeooo:paragraph-rsid="0026996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officeooo:paragraph-rsid="001b81d8"/>
    </style:style>
    <style:style style:name="P25" style:family="paragraph" style:parent-style-name="Text_20_body">
      <style:paragraph-properties fo:line-height="100%"/>
    </style:style>
    <style:style style:name="P26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27" style:family="paragraph" style:parent-style-name="Text_20_body">
      <style:paragraph-properties fo:line-height="100%"/>
      <style:text-properties officeooo:paragraph-rsid="001d43ef"/>
    </style:style>
    <style:style style:name="P28" style:family="paragraph" style:parent-style-name="Text_20_body">
      <style:paragraph-properties fo:line-height="100%"/>
      <style:text-properties officeooo:paragraph-rsid="001e4072"/>
    </style:style>
    <style:style style:name="P29" style:family="paragraph" style:parent-style-name="Text_20_body">
      <style:paragraph-properties fo:line-height="100%"/>
      <style:text-properties officeooo:paragraph-rsid="0022cb49"/>
    </style:style>
    <style:style style:name="P30" style:family="paragraph" style:parent-style-name="Preformatted_20_Text">
      <style:paragraph-properties fo:line-height="100%"/>
      <style:text-properties officeooo:paragraph-rsid="001e4072"/>
    </style:style>
    <style:style style:name="P31" style:family="paragraph" style:parent-style-name="Preformatted_20_Text">
      <style:paragraph-properties fo:line-height="100%"/>
      <style:text-properties officeooo:paragraph-rsid="0022cb49"/>
    </style:style>
    <style:style style:name="T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Liberation Seri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style:font-name="Liberation Serif" fo:font-size="12pt" fo:font-style="italic" style:text-underline-style="none" fo:font-weight="bold" officeooo:rsid="002a0d2b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ad0e6"/>
    </style:style>
    <style:style style:name="T8" style:family="text">
      <style:text-properties style:font-name="Liberation Serif" fo:font-style="italic" officeooo:rsid="001ad0e6" style:font-style-asian="italic" style:font-style-complex="italic"/>
    </style:style>
    <style:style style:name="T9" style:family="text">
      <style:text-properties style:font-name="Liberation Serif" fo:font-style="italic" fo:font-weight="bold" officeooo:rsid="001ad0e6" style:font-style-asian="italic" style:font-weight-asian="bold" style:font-style-complex="italic" style:font-weight-complex="bold"/>
    </style:style>
    <style:style style:name="T10" style:family="text">
      <style:text-properties style:font-name="Liberation Serif" officeooo:rsid="0021318c"/>
    </style:style>
    <style:style style:name="T11" style:family="text">
      <style:text-properties style:font-name="Liberation Serif" fo:font-style="italic" fo:font-weight="bold" officeooo:rsid="0021318c" style:font-style-asian="italic" style:font-weight-asian="bold" style:font-style-complex="italic" style:font-weight-complex="bold"/>
    </style:style>
    <style:style style:name="T12" style:family="text">
      <style:text-properties style:font-name="Liberation Serif" officeooo:rsid="0022cb49"/>
    </style:style>
    <style:style style:name="T13" style:family="text">
      <style:text-properties style:font-name="Liberation Serif" fo:font-style="italic" fo:font-weight="bold" officeooo:rsid="0022cb49" style:font-style-asian="italic" style:font-weight-asian="bold" style:font-style-complex="italic" style:font-weight-complex="bold"/>
    </style:style>
    <style:style style:name="T14" style:family="text">
      <style:text-properties style:font-name="Liberation Serif" fo:font-size="14pt" style:text-underline-style="solid" style:text-underline-width="auto" style:text-underline-color="font-color" officeooo:rsid="0022cb49" style:font-size-asian="14pt" style:font-size-complex="14pt"/>
    </style:style>
    <style:style style:name="T15" style:family="text">
      <style:text-properties style:font-name="Liberation Serif" fo:font-size="12pt" fo:font-style="normal" style:text-underline-style="none" fo:font-weight="normal" officeooo:rsid="0024705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officeooo:rsid="00247050"/>
    </style:style>
    <style:style style:name="T17" style:family="text">
      <style:text-properties style:font-name="Liberation Serif" fo:font-size="12pt" officeooo:rsid="00247050" style:font-size-asian="12pt" style:font-size-complex="12pt"/>
    </style:style>
    <style:style style:name="T18" style:family="text">
      <style:text-properties fo:color="#000000" loext:opacity="100%" style:font-name="Liberation Serif" fo:font-size="12pt" fo:font-style="italic" style:text-underline-style="none" fo:font-weight="bold" officeooo:rsid="00247050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font-style="italic" style:text-underline-style="none" fo:font-weight="bold" officeooo:rsid="00247050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tyle="italic" fo:font-weight="bold" officeooo:rsid="00261045" style:font-style-asian="italic" style:font-weight-asian="bold" style:font-style-complex="italic" style:font-weight-complex="bold"/>
    </style:style>
    <style:style style:name="T21" style:family="text">
      <style:text-properties officeooo:rsid="00261045"/>
    </style:style>
    <style:style style:name="T22" style:family="text">
      <style:text-properties style:font-name="Liberation Serif" fo:font-size="14pt" style:text-underline-style="solid" style:text-underline-width="auto" style:text-underline-color="font-color" officeooo:rsid="001b81d8" style:font-size-asian="14pt" style:font-size-complex="14pt"/>
    </style:style>
    <style:style style:name="T23" style:family="text">
      <style:text-properties style:font-name="Liberation Serif" officeooo:rsid="0026996a"/>
    </style:style>
    <style:style style:name="T24" style:family="text">
      <style:text-properties style:font-name="Liberation Serif" fo:font-size="12pt" style:text-underline-style="none" officeooo:rsid="001b81d8" style:font-size-asian="12pt" style:font-size-complex="12pt"/>
    </style:style>
    <style:style style:name="T25" style:family="text">
      <style:text-properties style:font-name="Liberation Serif" fo:font-size="14pt" style:text-underline-style="solid" style:text-underline-width="auto" style:text-underline-color="font-color" officeooo:rsid="001c76ac" style:font-size-asian="14pt" style:font-size-complex="14pt"/>
    </style:style>
    <style:style style:name="T26" style:family="text">
      <style:text-properties fo:color="#ce9178" loext:opacity="100%" fo:font-family="'Droid Sans Mono', monospace" fo:font-size="10.5pt" style:text-underline-style="solid" style:text-underline-width="auto" style:text-underline-color="font-color" officeooo:rsid="001b81d8" fo:background-color="#1f1f1f" loext:char-shading-value="0" style:font-size-asian="14pt" style:font-size-complex="14pt"/>
    </style:style>
    <style:style style:name="T27" style:family="text">
      <style:text-properties style:font-name="Liberation Serif" fo:font-style="italic" fo:font-weight="bold" officeooo:rsid="001b81d8" style:font-style-asian="italic" style:font-weight-asian="bold" style:font-style-complex="italic" style:font-weight-complex="bold"/>
    </style:style>
    <style:style style:name="T28" style:family="text">
      <style:text-properties style:font-name="Liberation Serif" officeooo:rsid="001b81d8"/>
    </style:style>
    <style:style style:name="T29" style:family="text">
      <style:text-properties style:font-name="Liberation Serif" officeooo:rsid="001c76ac"/>
    </style:style>
    <style:style style:name="T30" style:family="text">
      <style:text-properties fo:color="#c586c0" loext:opacity="100%"/>
    </style:style>
    <style:style style:name="T31" style:family="text">
      <style:text-properties fo:color="#4ec9b0" loext:opacity="100%"/>
    </style:style>
    <style:style style:name="T32" style:family="text">
      <style:text-properties fo:color="#9cdcfe" loext:opacity="100%"/>
    </style:style>
    <style:style style:name="T33" style:family="text">
      <style:text-properties fo:color="#ce9178" loext:opacity="100%"/>
    </style:style>
    <style:style style:name="T34" style:family="text">
      <style:text-properties style:font-name="Liberation Serif" fo:font-size="14pt" style:text-underline-style="solid" style:text-underline-width="auto" style:text-underline-color="font-color" officeooo:rsid="001d43ef" style:font-size-asian="14pt" style:font-size-complex="14pt"/>
    </style:style>
    <style:style style:name="T35" style:family="text">
      <style:text-properties style:font-name="Liberation Serif" fo:font-size="12pt" style:text-underline-style="none" officeooo:rsid="001d43ef" style:font-size-asian="10.5pt" style:font-size-complex="12pt"/>
    </style:style>
    <style:style style:name="T36" style:family="text">
      <style:text-properties style:font-name="Liberation Serif" fo:font-size="12pt" fo:font-style="italic" style:text-underline-style="none" officeooo:rsid="001d43ef" style:font-size-asian="10.5pt" style:font-style-asian="italic" style:font-size-complex="12pt" style:font-style-complex="italic"/>
    </style:style>
    <style:style style:name="T37" style:family="text">
      <style:text-properties style:font-name="Liberation Serif" fo:font-size="12pt" style:text-underline-style="none" officeooo:rsid="0022cb49" style:font-size-asian="10.5pt" style:font-size-complex="12pt"/>
    </style:style>
    <style:style style:name="T38" style:family="text">
      <style:text-properties style:font-name="Liberation Serif" fo:font-size="12pt" style:text-underline-style="none" officeooo:rsid="001e4072" style:font-size-asian="10.5pt" style:font-size-complex="12pt"/>
    </style:style>
    <style:style style:name="T39" style:family="text">
      <style:text-properties style:font-name="Liberation Serif" fo:font-size="12pt" fo:font-style="italic" style:text-underline-style="none" fo:font-weight="bold" officeooo:rsid="001e4072" style:font-size-asian="10.5pt" style:font-style-asian="italic" style:font-weight-asian="bold" style:font-size-complex="12pt" style:font-style-complex="italic" style:font-weight-complex="bold"/>
    </style:style>
    <style:style style:name="T40" style:family="text">
      <style:text-properties style:font-name="Liberation Serif" fo:font-size="12pt" fo:font-style="italic" style:text-underline-style="none" fo:font-weight="bold" officeooo:rsid="0022cb49" style:font-size-asian="10.5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/>
      <text:p text:style-name="P2">The Docker engine runs on top of the host operating system. Docker Engine includes a server process <text:span text:style-name="Source_20_Text"><text:span text:style-name="T1">dockerd</text:span></text:span> that manages docker containers on the host system. Docker containers are designed to isolate applications and their dependencies, ensuring that they can run consistently across different environments and systems.</text:p>
      <text:p text:style-name="P2"/>
      <text:p text:style-name="P3">Containers are ephemeral by nature, with their file-systems being wiped when removed </text:p>
      <text:p text:style-name="P2"/>
      <text:p text:style-name="P4"/>
      <text:p text:style-name="P5">Docker Images</text:p>
      <text:p text:style-name="P5"/>
      <text:p text:style-name="P6"><text:span text:style-name="Source_20_Text"><text:span text:style-name="T2">docker build -t &lt;image-name&gt; &lt;path to Dockerfile&gt; <text:s text:c="2"/></text:span></text:span><text:span text:style-name="Source_20_Text"><text:span text:style-name="T3">→ build image</text:span></text:span></text:p>
      <text:p text:style-name="P6"><text:span text:style-name="Source_20_Text"><text:span text:style-name="T2">docker tag &lt;local image&gt; &lt;docker hub username&gt;/&lt;repository name&gt;:&lt;tag&gt; <text:s/></text:span></text:span><text:span text:style-name="Source_20_Text"><text:span text:style-name="T3">→ tag image</text:span></text:span></text:p>
      <text:p text:style-name="P6"><text:span text:style-name="Source_20_Text"><text:span text:style-name="T2">docker push &lt;tagged-image&gt; <text:s/></text:span></text:span><text:span text:style-name="Source_20_Text"><text:span text:style-name="T3">→ push image to repo</text:span></text:span></text:p>
      <text:p text:style-name="P6"><text:span text:style-name="Source_20_Text"><text:span text:style-name="T2">docker run -td -p 8080:5000 --name flask </text:span></text:span><text:span text:style-name="Source_20_Text"><text:span text:style-name="T4">username</text:span></text:span><text:span text:style-name="Source_20_Text"><text:span text:style-name="T2">/</text:span></text:span><text:span text:style-name="Source_20_Text"><text:span text:style-name="T4">repo</text:span></text:span><text:span text:style-name="Source_20_Text"><text:span text:style-name="T2">:1.0</text:span></text:span></text:p>
      <text:p text:style-name="P7"/>
      <text:p text:style-name="P4"/>
      <text:p text:style-name="P4">Spinning up Containers</text:p>
      <text:p text:style-name="P4"/>
      <text:p text:style-name="P8"><text:span text:style-name="T5">docker run -d -t –name AppContainer alpine</text:span> <text:s text:c="3"/>(-d in detach mode, -t attaches terminal)</text:p>
      <text:p text:style-name="P8"/>
      <text:p text:style-name="P8"/>
      <text:p text:style-name="P4">Inspecting Containers</text:p>
      <text:p text:style-name="P4"/>
      <text:p text:style-name="P8"><text:span text:style-name="T5">docker ps</text:span> <text:s text:c="3"/># all running containers</text:p>
      <text:p text:style-name="P8"><text:span text:style-name="T5">docker ps -a</text:span> <text:s/># all containers</text:p>
      <text:p text:style-name="P8"/>
      <text:p text:style-name="P9"><text:span text:style-name="T5">docker exec -it &lt;containerId&gt; &lt;shell&gt;</text:span> <text:s/># open a shell inside container</text:p>
      <text:p text:style-name="P9"/>
      <text:p text:style-name="P10">Managing Containers</text:p>
      <text:p text:style-name="P11"/>
      <text:p text:style-name="P12">docker start &lt;containerId&gt;</text:p>
      <text:p text:style-name="P13">docker stop &lt;containerId&gt;</text:p>
      <text:p text:style-name="P13">docker rm &lt;containerId&gt;</text:p>
      <text:p text:style-name="P13"/>
      <text:p text:style-name="P14"/>
      <text:p text:style-name="P14">Networking</text:p>
      <text:p text:style-name="P14"/>
      <text:p text:style-name="P15">Docker does not allow access to services running on containers by default, we must port forward.</text:p>
      <text:p text:style-name="P15"/>
      <text:p text:style-name="P16"><text:span text:style-name="Source_20_Text"><text:span text:style-name="T1">docker run -d -p &lt;host port&gt;:&lt;container port&gt; --name Tester Image</text:span></text:span></text:p>
      <text:p text:style-name="P16"><text:span text:style-name="Source_20_Text"><text:span text:style-name="T1">docker run -t -d -p 5000:80 --name nginx-container nginx:latest</text:span></text:span><text:span text:style-name="Source_20_Text"><text:span text:style-name="T6"> <text:s/># forwards port 80 of container to port 5000 of host machine</text:span></text:span></text:p>
      <text:p text:style-name="P16"><text:span text:style-name="Source_20_Text"><text:span text:style-name="T6"/></text:span></text:p>
      <text:p text:style-name="P17"><text:span text:style-name="Source_20_Text"><text:span text:style-name="T7">By default docker uses the </text:span></text:span><text:span text:style-name="Source_20_Text"><text:span text:style-name="T8">default bridge</text:span></text:span><text:span text:style-name="Source_20_Text"><text:span text:style-name="T7"> network. Which allows containers to talk via IP but no DNS resolution. </text:span></text:span></text:p>
      <text:p text:style-name="P17"><text:span text:style-name="Source_20_Text"><text:span text:style-name="T7"/></text:span></text:p>
      <text:p text:style-name="P17"><text:span text:style-name="Source_20_Text"><text:span text:style-name="T7">User Defined Bridge Network:</text:span></text:span></text:p>
      <text:p text:style-name="P17"><text:soft-page-break/><text:span text:style-name="Source_20_Text"><text:span text:style-name="T9">docker network create custom-network <text:s text:c="3"/></text:span></text:span><text:span text:style-name="Source_20_Text"><text:span text:style-name="T7">→ </text:span></text:span><text:span text:style-name="Source_20_Text"><text:span text:style-name="T10">now allows for container name resolution</text:span></text:span></text:p>
      <text:p text:style-name="P18"><text:span text:style-name="Source_20_Text"><text:span text:style-name="T11">docker inspect network custom-network</text:span></text:span></text:p>
      <text:p text:style-name="P18"><text:span text:style-name="Source_20_Text"><text:span text:style-name="T11"/></text:span></text:p>
      <text:p text:style-name="P19"><text:span text:style-name="Source_20_Text"><text:span text:style-name="T12">Host Network:</text:span></text:span></text:p>
      <text:p text:style-name="P19"><text:span text:style-name="Source_20_Text"><text:span text:style-name="T13">docker run -td --network host --name con1 nginx:latest</text:span></text:span></text:p>
      <text:p text:style-name="P19"><text:span text:style-name="Source_20_Text"><text:span text:style-name="T12">this runs the container on the host network itself, with no assigned IP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4"/></text:span></text:p>
      <text:p text:style-name="P19"><text:span text:style-name="Source_20_Text"><text:span text:style-name="T14"/></text:span></text:p>
      <text:p text:style-name="P19"><text:span text:style-name="Source_20_Text"><text:span text:style-name="T14">Volumes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Volumes are used for when we want container data to persist</text:span></text:span></text:p>
      <text:p text:style-name="P19"><text:span text:style-name="Source_20_Text"><text:span text:style-name="T12"/></text:span></text:p>
      <text:p text:style-name="P20"><text:span text:style-name="Source_20_Text"><text:span text:style-name="T15">1. Named Volumes – managed by Docker, </text:span></text:span><text:span text:style-name="Source_20_Text"><text:span text:style-name="T16">/</text:span></text:span><text:span text:style-name="Source_20_Text"><text:span text:style-name="T17">var/lib/docker/volumes/</text:span></text:span><text:span text:style-name="Source_20_Text"><text:span text:style-name="T15"> on Linux</text:span></text:span></text:p>
      <text:p text:style-name="P20"><text:span text:style-name="Source_20_Text"><text:span text:style-name="T15">2. Bind Mounts – map a path on host machine directly into container</text:span></text:span></text:p>
      <text:p text:style-name="P20"><text:span text:style-name="Source_20_Text"><text:span text:style-name="T15">3. tmpfs Mounts – stores data in memory</text:span></text:span></text:p>
      <text:p text:style-name="P20"><text:span text:style-name="Source_20_Text"><text:span text:style-name="T15"/></text:span></text:p>
      <text:p text:style-name="P20"><text:span text:style-name="Source_20_Text"><text:span text:style-name="T15">Mostly used for database persistance, sharing data between containers, injecting config files and live code reloading by mounting source code into container.</text:span></text:span></text:p>
      <text:p text:style-name="P20"><text:span text:style-name="Source_20_Text"><text:span text:style-name="T15"/></text:span></text:p>
      <text:p text:style-name="P20"><text:span text:style-name="Source_20_Text"><text:span text:style-name="T18">d</text:span></text:span><text:span text:style-name="Source_20_Text"><text:span text:style-name="T18">ocker</text:span></text:span><text:span text:style-name="Source_20_Text"><text:span text:style-name="T18"> run --mount </text:span></text:span><text:span text:style-name="Source_20_Text"><text:span text:style-name="T18">type=&lt;</text:span></text:span><text:span text:style-name="Source_20_Text"><text:span text:style-name="T18">type</text:span></text:span><text:span text:style-name="Source_20_Text"><text:span text:style-name="T18">&gt;</text:span></text:span><text:span text:style-name="Source_20_Text"><text:span text:style-name="T18">,source</text:span></text:span><text:span text:style-name="Source_20_Text"><text:span text:style-name="T18">=&lt;</text:span></text:span><text:span text:style-name="Source_20_Text"><text:span text:style-name="T18">source</text:span></text:span><text:span text:style-name="Source_20_Text"><text:span text:style-name="T18">&gt;</text:span></text:span><text:span text:style-name="Source_20_Text"><text:span text:style-name="T18">,target</text:span></text:span><text:span text:style-name="Source_20_Text"><text:span text:style-name="T18">=&lt;</text:span></text:span><text:span text:style-name="Source_20_Text"><text:span text:style-name="T18">target</text:span></text:span><text:span text:style-name="Source_20_Text"><text:span text:style-name="T18">&gt;[</text:span></text:span><text:span text:style-name="Source_20_Text"><text:span text:style-name="T18">,options</text:span></text:span><text:span text:style-name="Source_20_Text"><text:span text:style-name="T18">]</text:span></text:span><text:span text:style-name="Source_20_Text"><text:span text:style-name="T18"> </text:span></text:span><text:span text:style-name="Source_20_Text"><text:span text:style-name="T18">&lt;</text:span></text:span><text:span text:style-name="Source_20_Text"><text:span text:style-name="T18">image</text:span></text:span><text:span text:style-name="Source_20_Text"><text:span text:style-name="T18">&gt;</text:span></text:span></text:p>
      <text:p text:style-name="P20"><text:span text:style-name="Source_20_Text"><text:span text:style-name="T15"/></text:span></text:p>
      <text:p text:style-name="P20"><text:span text:style-name="Source_20_Text"><text:span text:style-name="T15">Generally only use named volumes for production.</text:span></text:span></text:p>
      <text:p text:style-name="P20"><text:span text:style-name="Source_20_Text"><text:span text:style-name="T15"/></text:span></text:p>
      <text:p text:style-name="P20"><text:span text:style-name="Source_20_Text"><text:span text:style-name="T19">docker volume prune <text:s/></text:span></text:span><text:span text:style-name="Source_20_Text"><text:span text:style-name="T15">→ removes unused volumes to clear disk space</text:span></text:span></text:p>
      <text:p text:style-name="P19"><text:span text:style-name="Source_20_Text"><text:span text:style-name="T12"/></text:span></text:p>
      <text:p text:style-name="P21">volumes:</text:p>
      <text:p text:style-name="P21"><text:s text:c="2"/>- ./config:/app/config:ro <text:s text:c="2"/>→ :<text:span text:style-name="T20">ro </text:span><text:span text:style-name="T21">option makes a mount read only</text:span><text:span text:style-name="T20"> </text:span></text:p>
      <text:p text:style-name="P22"><text:span text:style-name="Source_20_Text"><text:span text:style-name="T22"/></text:span></text:p>
      <text:p text:style-name="P23"><text:span text:style-name="Source_20_Text"><text:span text:style-name="T23">Docker Secrets is preferred over storing credentials in volumes or environment variables</text:span></text:span></text:p>
      <text:p text:style-name="P22"><text:span text:style-name="Source_20_Text"><text:span text:style-name="T24"/></text:span></text:p>
      <text:p text:style-name="P22"><text:span text:style-name="Source_20_Text"><text:span text:style-name="T22"/></text:span></text:p>
      <text:p text:style-name="P22"><text:span text:style-name="Source_20_Text"><text:span text:style-name="T22"/></text:span></text:p>
      <text:p text:style-name="P22"><text:span text:style-name="Source_20_Text"><text:span text:style-name="T22"/></text:span></text:p>
      <text:p text:style-name="P22"><text:span text:style-name="Source_20_Text"><text:span text:style-name="T22"/></text:span></text:p>
      <text:p text:style-name="P22"><text:span text:style-name="Source_20_Text"><text:span text:style-name="T22"/></text:span></text:p>
      <text:p text:style-name="P22"><text:span text:style-name="Source_20_Text"><text:span text:style-name="T22">Docker</text:span></text:span><text:span text:style-name="Source_20_Text"><text:span text:style-name="T25">f</text:span></text:span><text:span text:style-name="Source_20_Text"><text:span text:style-name="T22">ile</text:span></text:span></text:p>
      <text:p text:style-name="P22"><text:span text:style-name="Source_20_Text"><text:span text:style-name="T26"/></text:span></text:p>
      <text:p text:style-name="P24"><text:span text:style-name="Source_20_Text"><text:span text:style-name="T27">docker build –t myapp:latest .</text:span></text:span><text:span text:style-name="Source_20_Text"><text:span text:style-name="T28"> <text:s/># builds image with DockerFile and tags it</text:span></text:span></text:p>
      <text:p text:style-name="P24"><text:span text:style-name="Source_20_Text"><text:span text:style-name="T28"/></text:span></text:p>
      <text:p text:style-name="P25"><text:span text:style-name="Source_20_Text"><text:span text:style-name="T29">Example Dockerfile:</text:span></text:span></text:p>
      <text:p text:style-name="P26"><text:span text:style-name="T30">FROM</text:span> <text:span text:style-name="T31">python</text:span>:<text:span text:style-name="T32">3.13-alpine</text:span></text:p>
      <text:p text:style-name="P26"><text:span text:style-name="T30">WORKDIR</text:span> <text:span text:style-name="T32">/app</text:span></text:p>
      <text:p text:style-name="P26"/>
      <text:p text:style-name="P26"># Copy the python dependency file into the container at /app</text:p>
      <text:p text:style-name="P26"><text:span text:style-name="T30">COPY</text:span> <text:span text:style-name="T32">requirements.txt</text:span> <text:span text:style-name="T32">/app</text:span></text:p>
      <text:p text:style-name="P26"><text:soft-page-break/><text:span text:style-name="T30">RUN</text:span> <text:span text:style-name="T32">pip</text:span> <text:span text:style-name="T32">install</text:span> <text:span text:style-name="T32">-r</text:span> <text:span text:style-name="T32">requirements.txt</text:span></text:p>
      <text:p text:style-name="P26"/>
      <text:p text:style-name="P26"># Copy the flask app file into the container at /app</text:p>
      <text:p text:style-name="P26"><text:span text:style-name="T30">COPY</text:span> <text:span text:style-name="T32">postgres.env</text:span> <text:span text:style-name="T32">/app</text:span></text:p>
      <text:p text:style-name="P26"><text:span text:style-name="T30">COPY</text:span> <text:span text:style-name="T32">app.py</text:span> <text:span text:style-name="T32">/app</text:span></text:p>
      <text:p text:style-name="P26"/>
      <text:p text:style-name="P26"># Make port 5000 available to the world outside this container</text:p>
      <text:p text:style-name="P26"><text:span text:style-name="T30">EXPOSE</text:span> <text:span text:style-name="T32">5000</text:span></text:p>
      <text:p text:style-name="P26"/>
      <text:p text:style-name="P26"># Run app.py when the container launches</text:p>
      <text:p text:style-name="P26"><text:span text:style-name="T30">CMD</text:span> <text:span text:style-name="T32">[</text:span><text:span text:style-name="T33">"python"</text:span><text:span text:style-name="T32">,</text:span> <text:span text:style-name="T33">"app.py"</text:span><text:span text:style-name="T32">]</text:span></text:p>
      <text:p text:style-name="P25"><text:span text:style-name="Source_20_Text"><text:span text:style-name="T34"/></text:span></text:p>
      <text:p text:style-name="P27"><text:span text:style-name="Source_20_Text"><text:span text:style-name="T34"/></text:span></text:p>
      <text:p text:style-name="P27"><text:span text:style-name="Source_20_Text"><text:span text:style-name="T34">Docker Compose</text:span></text:span></text:p>
      <text:p text:style-name="P27"><text:span text:style-name="Source_20_Text"><text:span text:style-name="T34"/></text:span></text:p>
      <text:p text:style-name="P27"><text:span text:style-name="Source_20_Text"><text:span text:style-name="T35">Docker Compose lets you define and run multi-container Docker applications using a single file, </text:span></text:span><text:span text:style-name="Source_20_Text"><text:span text:style-name="T36">docker-compose.yml</text:span></text:span><text:span text:style-name="Source_20_Text"><text:span text:style-name="T35"> and run the </text:span></text:span><text:span text:style-name="Source_20_Text"><text:span text:style-name="T37">stack </text:span></text:span><text:span text:style-name="Source_20_Text"><text:span text:style-name="T35">with just one command </text:span></text:span><text:span text:style-name="Source_20_Text"><text:span text:style-name="T36">docker-compose up</text:span></text:span><text:span text:style-name="Source_20_Text"><text:span text:style-name="T35">.</text:span></text:span></text:p>
      <text:p text:style-name="P27"><text:span text:style-name="Source_20_Text"><text:span text:style-name="T35"/></text:span></text:p>
      <text:p text:style-name="P28"><text:span text:style-name="Source_20_Text"><text:span text:style-name="T38">Must define application services and their build options such as networks, volumes and environment variables.</text:span></text:span></text:p>
      <text:p text:style-name="P28"><text:span text:style-name="Source_20_Text"><text:span text:style-name="T38">All share same network and can talk to each other.</text:span></text:span></text:p>
      <text:p text:style-name="P29"><text:span text:style-name="Source_20_Text"><text:span text:style-name="T37">Generally used for local development and integration testing with CI/CD pipelines</text:span></text:span></text:p>
      <text:p text:style-name="P28"><text:span text:style-name="Source_20_Text"><text:span text:style-name="T38"/></text:span></text:p>
      <text:p text:style-name="P30"><text:span text:style-name="Source_20_Text"><text:span text:style-name="T39">docker-compose up –build</text:span></text:span></text:p>
      <text:p text:style-name="P31"><text:span text:style-name="Source_20_Text"><text:span text:style-name="T40">docker-compose down</text:span></text:span></text:p>
      <text:p text:style-name="P28"><text:span text:style-name="Source_20_Text"><text:span text:style-name="T38"/></text:span></text:p>
      <text:p text:style-name="P22"><text:span text:style-name="Source_20_Text"><text:span text:style-name="T22"/></text:span></text:p>
      <text:p text:style-name="P17"><text:span text:style-name="Source_20_Text"><text:span text:style-name="T7"/></text:span></text:p>
      <text:p text:style-name="P16"><text:span text:style-name="Source_20_Text"><text:span text:style-name="T6"/></text:span></text:p>
      <text:p text:style-name="P1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3T08:08:22.972980920</meta:creation-date>
    <dc:date>2026-02-24T22:11:27.302151114</dc:date>
    <meta:editing-duration>P1DT13H20M32S</meta:editing-duration>
    <meta:editing-cycles>18</meta:editing-cycles>
    <meta:generator>LibreOffice/25.8.4.2$Linux_X86_64 LibreOffice_project/0366609b1de41a39e1896ae41e33c673f2a73802</meta:generator>
    <meta:document-statistic meta:table-count="0" meta:image-count="0" meta:object-count="0" meta:page-count="3" meta:paragraph-count="63" meta:word-count="522" meta:character-count="3444" meta:non-whitespace-character-count="2963"/>
  </office:meta>
</office:document-meta>
</file>